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3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4.94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6.4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273.26pt"/>
    </style:style>
    <style:style style:name="co13" style:family="table-column">
      <style:table-column-properties fo:break-before="auto" style:column-width="265.55pt"/>
    </style:style>
    <style:style style:name="co14" style:family="table-column">
      <style:table-column-properties fo:break-before="auto" style:column-width="65.54pt"/>
    </style:style>
    <style:style style:name="ro1" style:family="table-row">
      <style:table-row-properties style:row-height="32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7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32-bit Base Instruction Set</text:p>
          </table:table-cell>
          <table:covered-table-cell table:number-columns-repeated="26" table:style-name="ce2"/>
          <table:covered-table-cell table:number-columns-repeated="7" table:style-name="ce6"/>
          <table:covered-table-cell table:number-columns-repeated="2" table:style-name="ce2"/>
          <table:table-cell table:style-name="ce11" table:number-columns-repeated="987"/>
          <table:table-cell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ENCODING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NOTES</text:p>
          </table:table-cell>
          <table:table-cell table:style-name="ce11" table:number-columns-repeated="987"/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5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12] = Imm[31:12] : '0'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5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Imm[31:12] : '0') + [pc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style-name="ce3" office:value-type="string" calcext:value-type="string">
            <text:p>Imm[20]</text:p>
          </table:table-cell>
          <table:table-cell table:style-name="ce5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3"/>
          <table:table-cell table:style-name="ce3" office:value-type="string" calcext:value-type="string">
            <text:p>Imm[11]</text:p>
          </table:table-cell>
          <table:table-cell table:style-name="ce5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3"/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[pc] + 4; pc = Off[20:1]</text:p>
          </table:table-cell>
          <table:table-cell office:value-type="string" calcext:value-type="string">
            <text:p>Range: +/- 1MB, offset multiple of 2 bytes, uncond. jump, rd = x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[pc] + 4; pc = Off[11:0] + rs1</text:p>
          </table:table-cell>
          <table:table-cell office:value-type="string" calcext:value-type="string">
            <text:p>if result not required, x0 = dest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== rs2</text:p>
          </table:table-cell>
          <table:table-cell office:value-type="string" calcext:value-type="string">
            <text:p>Range: +/- 4KB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!=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(signed)rs1 &lt; (signed)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(signed)rs1 &gt;= (signed)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&lt;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style-name="ce3" office:value-type="string" calcext:value-type="string">
            <text:p>off[12]</text:p>
          </table:table-cell>
          <table:table-cell table:style-name="ce5" office:value-type="string" calcext:value-type="string" table:number-columns-spanned="6" table:number-rows-spanned="1">
            <text:p>off[10:5]</text:p>
          </table:table-cell>
          <table:covered-table-cell table:number-columns-repeated="5" table:style-name="ce3"/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4" table:number-rows-spanned="1">
            <text:p>off[4:1]</text:p>
          </table:table-cell>
          <table:covered-table-cell table:number-columns-repeated="3" table:style-name="ce3"/>
          <table:table-cell table:style-name="ce3" office:value-type="string" calcext:value-type="string">
            <text:p>off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take_branch = rs1 &gt;=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sign : (Mem[Off[11:0] + rs1])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sign : (Mem[Off[11:0] + rs1])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Mem[Off[11:0] + rs1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'0' : (Mem[Off[11:0] + rs1])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Off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'0' : (Mem[Off[11:0] + rs1])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 table:style-name="ce3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rs1 + Off[11:0]] = rs2[7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rs1 + Off[11:0]] = rs2[15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 table:number-columns-spanned="7" table:number-rows-spanned="1">
            <text:p>Off[11:5]</text:p>
          </table:table-cell>
          <table:covered-table-cell table:number-columns-repeated="6" table:style-name="ce3"/>
          <table:table-cell table:style-name="ce5" office:value-type="string" calcext:value-type="string" table:number-columns-spanned="5" table:number-rows-spanned="1">
            <text:p>rs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base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Off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em[rs1 + Off[11:0]] =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(signed)imm[11:0] + rs1)[31:0]</text:p>
          </table:table-cell>
          <table:table-cell office:value-type="string" calcext:value-type="string">
            <text:p>Overflow ignored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signed)rs1 &lt; (signed)imm[11:0] ? 1 : 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lt; (signed)imm[11:0] ? 1 : 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XOR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OR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AND (signed)imm[1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lt;&lt; imm[4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&gt;&gt; imm[4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Shamt[4:0]</text:p>
          </table:table-cell>
          <table:covered-table-cell table:number-columns-repeated="4" table:style-name="ce3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[31] : (rs1 &gt;&gt; imm[4:0])[30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+ rs2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- rs2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lt;&lt; rs2[4:0]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(signed)rs1 &lt; (signed)rs2 : 1 : 0)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lt; rs2 : 1 : 0)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XOR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(rs1 &gt;&gt; rs2[4:0])[31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[31] : (rs1 &gt;&gt; rs2[4:0])[30:0]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OR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 = rs1 AND rs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NCE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W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SW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ORDER DEVICE I/O &amp; MEMORY ACCESSE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NCE.I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NCHRONIZE INSTRUCTION &amp; DATA STREAM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CALL</text:p>
          </table:table-cell>
          <table:table-cell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STEM CALL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BREAK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YSTEM BREAK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CYCLE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threadtime_curr – threadtime_start) % 2^XLEN</text:p>
          </table:table-cell>
          <table:table-cell office:value-type="string" calcext:value-type="string">
            <text:p>Counters = 64 bits wid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DCYCLE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threadtime_curr – thread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TIME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realtime_curr – real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TIME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realtime_curr – realtim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INSTRET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31:0] = (instrretire_curr – instrretir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DINSTRETH</text:p>
          </table:table-cell>
          <table:table-cell office:value-type="string" calcext:value-type="string">
            <text:p>I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 table:style-name="ce3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d[63:32] = (instrretire_curr – instrretire_start) % 2^XLEN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R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6" table:number-rows-spanned="1">
            <text:p>32-bit “M” - Multiplication/Division Extension</text:p>
          </table:table-cell>
          <table:covered-table-cell table:number-columns-repeated="35"/>
          <table:table-cell table:number-columns-repeated="988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ENCODING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NOTES</text:p>
          </table:table-cell>
          <table:table-cell table:style-name="ce11" table:number-columns-repeated="987"/>
          <table:table-cell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(signed)rs2)[31:0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(signed)rs2)[63:32]</text:p>
          </table:table-cell>
          <table:table-cell table:style-name="ce3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(signed)rs1 * rs2)[63:32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rs1 * rs2)[63:32]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signed)rs1 / (signed)rs2</text:p>
          </table:table-cell>
          <table:table-cell table:style-name="ce3" office:value-type="string" calcext:value-type="string">
            <text:p>If high and low required, dest != rs1, rs2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s1 / rs2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(signed)rs1 % (signed)rs2</text:p>
          </table:table-cell>
          <table:table-cell table:style-name="ce3"/>
          <table:table-cell table:number-columns-repeated="988"/>
        </table:table-row>
        <table:table-row table:style-name="ro2"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Rd = s1 % rs2</text:p>
          </table:table-cell>
          <table:table-cell table:style-name="ce3"/>
          <table:table-cell table:number-columns-repeated="988"/>
        </table:table-row>
        <table:table-row table:style-name="ro2" table:number-rows-repeated="8">
          <table:table-cell table:number-columns-repeated="2"/>
          <table:table-cell table:style-name="ce3" table:number-columns-repeated="25"/>
          <table:table-cell table:style-name="ce8" table:number-columns-repeated="7"/>
          <table:table-cell table:style-name="ce3" table:number-columns-repeated="2"/>
          <table:table-cell table:number-columns-repeated="98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4:28:02.239756233</meta:creation-date>
    <dc:date>2016-01-25T17:32:24.868331365</dc:date>
    <meta:editing-duration>PT3H3M37S</meta:editing-duration>
    <meta:editing-cycles>87</meta:editing-cycles>
    <meta:generator>LibreOffice/5.0.4.2$Linux_X86_64 LibreOffice_project/00m0$Build-2</meta:generator>
    <meta:document-statistic meta:table-count="1" meta:cell-count="1319" meta:object-count="0"/>
  </office:meta>
</office:document-meta>
</file>